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text-underline-style="none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ódulo Manejador de Cliente HTTP</text:h>
      <text:h text:style-name="Heading_20_4" text:outline-level="4">Descripción general:</text:h>
      <text:p text:style-name="Text_20_body">Este modulo es el encargado de realizar toda la interacción entre un cliente y el servidor. La interacción sería el recibir el pedido, interpretarlo, procesarlo y devolver la respuesta generada al cliente.</text:p>
      <text:p text:style-name="Text_20_body">Como se deben atender en simultáneo a varios clientes entonces cada manejador corre sobre un hilo y el método run asociado al mismo es el que está implementando toda aquella interacción antes mencionada.</text:p>
      <text:h text:style-name="Heading_20_4" text:outline-level="4">Métodos y funciones: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ManejadorClienteHTTP(TCPSocket* s, const Configuraciopn&amp; c)</text:p>
          </table:table-cell>
          <table:table-cell table:style-name="Tabla1.B1" office:value-type="string">
            <text:p text:style-name="P3">Constructor</text:p>
            <text:p text:style-name="P3">Crea un nuevo manejador para el cliente conectado en el socket pasado por argumento y con la configuración indicada.</text:p>
          </table:table-cell>
        </table:table-row>
        <table:table-row>
          <table:table-cell table:style-name="Tabla1.A2" office:value-type="string">
            <text:p text:style-name="Table_20_Contents">std::string getIpCliente()</text:p>
          </table:table-cell>
          <table:table-cell table:style-name="Tabla1.B2" office:value-type="string">
            <text:p text:style-name="Table_20_Contents">Devuelve la ip asociada al socket del manejador</text:p>
          </table:table-cell>
        </table:table-row>
        <table:table-row>
          <table:table-cell table:style-name="Tabla1.A2" office:value-type="string">
            <text:p text:style-name="Table_20_Contents">void enviarMsg(HTTP_Response* m)</text:p>
          </table:table-cell>
          <table:table-cell table:style-name="Tabla1.B2" office:value-type="string">
            <text:p text:style-name="Table_20_Contents">Envía la respuesta indicada al cliente que está conectado al socket asociado al manejador.</text:p>
            <text:p text:style-name="Table_20_Contents">El Thread ya debe haber finalizado su ejecución o no debe haberla comenzado.</text:p>
          </table:table-cell>
        </table:table-row>
        <table:table-row>
          <table:table-cell table:style-name="Tabla1.A2" office:value-type="string">
            <text:p text:style-name="Table_20_Contents">void apagar()</text:p>
          </table:table-cell>
          <table:table-cell table:style-name="Tabla1.B2" office:value-type="string">
            <text:p text:style-name="Table_20_Contents">Cambia el estado del hilo a detenido.</text:p>
          </table:table-cell>
        </table:table-row>
        <table:table-row>
          <table:table-cell table:style-name="Tabla1.A2" office:value-type="string">
            <text:p text:style-name="Table_20_Contents">int getOffsetSegundos() const</text:p>
          </table:table-cell>
          <table:table-cell table:style-name="Tabla1.B2" office:value-type="string">
            <text:p text:style-name="Table_20_Contents">Devuelve el tiempo de espera asociado al manejador. Este tiempo se calcula como la diferencia en segundos entre que el cliente se conecto y el tiempo actual.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7T19:31:33</meta:creation-date>
    <dc:date>2011-11-28T00:46:15</dc:date>
    <dc:creator>Pablo </dc:creator>
    <meta:editing-duration>PT26M26S</meta:editing-duration>
    <meta:editing-cycles>3</meta:editing-cycles>
    <meta:generator>LibreOffice/3.3$Unix LibreOffice_project/330m19$Build-401</meta:generator>
    <meta:document-statistic meta:table-count="1" meta:image-count="0" meta:object-count="0" meta:page-count="1" meta:paragraph-count="17" meta:word-count="179" meta:character-count="1173"/>
  </office:meta>
</office:document-meta>
</file>